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="none" draw:fill-color="#729fcf" draw:textarea-horizontal-align="justify" draw:textarea-vertical-align="top" draw:auto-grow-height="false" fo:min-height="2.036cm" fo:min-width="2.04cm" draw:shadow-offset-x="0.203cm" draw:shadow-offset-y="0.203cm"/>
    </style:style>
    <style:style style:name="gr2" style:family="graphic" style:parent-style-name="standard">
      <style:graphic-properties svg:stroke-color="#000000" draw:fill="none" draw:textarea-horizontal-align="justify" draw:textarea-vertical-align="top" draw:auto-grow-height="false" fo:min-height="3.56cm" fo:min-width="3.564cm"/>
    </style:style>
    <style:style style:name="gr3" style:family="graphic" style:parent-style-name="objectwithoutfill">
      <style:graphic-properties draw:marker-end="Arrow" draw:marker-end-width="0.3cm" draw:fill="none" draw:textarea-vertical-align="botto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258cm" fo:min-width="1.02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2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/>
    </style:style>
    <style:style style:name="gr8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5.34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15" style:family="graphic" style:parent-style-name="standard" style:list-style-name="L1">
      <style:graphic-properties svg:stroke-color="#000000" draw:fill="none" draw:fill-color="#729fcf" draw:textarea-horizontal-align="justify" draw:textarea-vertical-align="top" draw:auto-grow-height="false" fo:min-height="1.782cm" fo:min-width="2.294cm" draw:shadow-offset-x="0.203cm" draw:shadow-offset-y="0.203cm"/>
    </style:style>
    <style:style style:name="gr16" style:family="graphic" style:parent-style-name="standard" style:list-style-name="L1">
      <style:graphic-properties svg:stroke-color="#000000" draw:fill="none" draw:fill-color="#729fcf" draw:textarea-horizontal-align="right" draw:textarea-vertical-align="top" draw:auto-grow-height="false" fo:min-height="1.782cm" fo:min-width="6.866cm" draw:shadow-offset-x="0.203cm" draw:shadow-offset-y="0.203cm"/>
    </style:style>
    <style:style style:name="gr17" style:family="graphic" style:parent-style-name="standard">
      <style:graphic-properties svg:stroke-color="#000000" draw:fill="none" draw:textarea-horizontal-align="justify" draw:textarea-vertical-align="top" draw:auto-grow-height="false" fo:min-height="2.29cm" fo:min-width="3.564cm"/>
    </style:style>
    <style:style style:name="gr18" style:family="graphic" style:parent-style-name="standard">
      <style:graphic-properties svg:stroke-color="#000000" draw:fill="none" draw:textarea-horizontal-align="justify" draw:textarea-vertical-align="top" draw:auto-grow-height="false" fo:min-height="2.29cm" fo:min-width="5.596cm"/>
    </style:style>
    <style:style style:name="gr19" style:family="graphic" style:parent-style-name="standard">
      <style:graphic-properties svg:stroke-color="#000000" draw:fill="none" draw:textarea-horizontal-align="justify" draw:textarea-vertical-align="top" draw:auto-grow-height="false" fo:min-height="3.56cm" fo:min-width="5.596cm"/>
    </style:style>
    <style:style style:name="gr20" style:family="graphic" style:parent-style-name="standard">
      <style:graphic-properties draw:stroke="dash" draw:stroke-dash="Dashed_20__28_var_29_" svg:stroke-color="#000000" draw:fill="none" draw:textarea-horizontal-align="justify" draw:textarea-vertical-align="top" draw:auto-grow-height="false" fo:min-height="7.116cm" fo:min-width="13.50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7cm" fo:min-width="0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54cm" svg:height="2.286cm" svg:x="1.254cm" svg:y="9.177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4.064cm" svg:height="3.81cm" svg:x="7.096cm" svg:y="8.415cm">
          <text:p text:style-name="P2"><text:span text:style-name="T1">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3.794cm" svg:y1="10.32cm" svg:x2="7.096cm" svg:y2="10.32cm" draw:start-shape="id1" draw:start-glue-point="1" draw:end-shape="id2" draw:end-glue-point="3" svg:d="M3794 10320h3302" svg:viewBox="0 0 3303 1">
          <text:p text:style-name="P3"><text:span text:style-name="T1">instance of</text:span></text:p>
        </draw:connector>
        <draw:custom-shape draw:style-name="gr4" draw:text-style-name="P2" draw:layer="layout" svg:width="1.524cm" svg:height="0.508cm" svg:x="2.27cm" svg:y="10.955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.254cm" svg:y1="9.939cm" svg:x2="3.794cm" svg:y2="9.939cm">
          <text:p/>
        </draw:line>
        <draw:frame draw:style-name="gr6" draw:text-style-name="P4" draw:layer="layout" svg:width="1.524cm" svg:height="0.729cm" svg:x="1cm" svg:y="9.939cm">
          <draw:text-box>
            <text:p text:style-name="P4"><text:span text:style-name="T1">state</text:span></text:p>
          </draw:text-box>
        </draw:frame>
        <draw:line draw:style-name="gr5" draw:text-style-name="P2" draw:layer="layout" svg:x1="7.096cm" svg:y1="9.177cm" svg:x2="11.16cm" svg:y2="9.177cm">
          <text:p/>
        </draw:line>
        <draw:frame draw:style-name="gr7" draw:text-style-name="P4" draw:layer="layout" svg:width="4.064cm" svg:height="2.641cm" svg:x="7.096cm" svg:y="9.431cm">
          <draw:text-box>
            <text:p><text:span text:style-name="T1">Implementation <text:s/>of operations declared in the interface this class implements</text:span></text:p>
          </draw:text-box>
        </draw:frame>
        <draw:custom-shape draw:style-name="gr8" draw:text-style-name="P3" draw:layer="layout" svg:width="5.842cm" svg:height="5.334cm" svg:x="14.462cm" svg:y="8.415cm">
          <text:p text:style-name="P2"><text:span text:style-name="T1">(object’s) interface / 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11.16cm" svg:y1="10.447cm" svg:x2="14.462cm" svg:y2="10.447cm">
          <text:p text:style-name="P2"><text:span text:style-name="T1">Implemen-</text:span></text:p>
          <text:p text:style-name="P2"><text:span text:style-name="T1">tation of</text:span></text:p>
        </draw:line>
        <draw:frame draw:style-name="gr10" draw:text-style-name="P4" draw:layer="layout" svg:width="0.739cm" svg:height="0.783cm" svg:x="6.588cm" svg:y="10.426cm">
          <draw:text-box>
            <text:p text:style-name="P4"><text:span text:style-name="T1">1</text:span></text:p>
          </draw:text-box>
        </draw:frame>
        <draw:frame draw:style-name="gr11" draw:text-style-name="P4" draw:layer="layout" svg:width="0.667cm" svg:height="0.729cm" svg:x="3.794cm" svg:y="10.193cm">
          <draw:text-box>
            <text:p text:style-name="P4"><text:span text:style-name="T1">*</text:span></text:p>
          </draw:text-box>
        </draw:frame>
        <draw:frame draw:style-name="gr12" draw:text-style-name="P4" draw:layer="layout" svg:width="0.762cm" svg:height="1.207cm" svg:x="13.7cm" svg:y="10.701cm">
          <draw:text-box>
            <text:p text:style-name="P4"><text:span text:style-name="T1">*</text:span></text:p>
            <text:p text:style-name="P4"><text:span text:style-name="T1">1</text:span></text:p>
          </draw:text-box>
        </draw:frame>
        <draw:frame draw:style-name="gr11" draw:text-style-name="P4" draw:layer="layout" svg:width="0.739cm" svg:height="1.207cm" svg:x="11.001cm" svg:y="10.701cm">
          <draw:text-box>
            <text:p text:style-name="P4"><text:span text:style-name="T1">*</text:span></text:p>
            <text:p text:style-name="P4"><text:span text:style-name="T1">1</text:span></text:p>
          </draw:text-box>
        </draw:frame>
        <draw:frame draw:style-name="gr13" draw:text-style-name="P4" draw:layer="layout" svg:width="5.842cm" svg:height="1.685cm" svg:x="14.462cm" svg:y="12.542cm">
          <draw:text-box>
            <text:p><text:span text:style-name="T1">Todo: Accessibility, state, term behaviour, syntactic vs. semantic</text:span></text:p>
          </draw:text-box>
        </draw:frame>
        <draw:line draw:style-name="gr5" draw:text-style-name="P2" draw:layer="layout" svg:x1="14.462cm" svg:y1="9.177cm" svg:x2="20.304cm" svg:y2="9.177cm">
          <text:p/>
        </draw:line>
        <draw:frame draw:style-name="gr14" draw:text-style-name="P4" draw:layer="layout" svg:width="5.842cm" svg:height="2.794cm" svg:x="14.462cm" svg:y="9.431cm">
          <draw:text-box>
            <text:p><text:span text:style-name="T1">Signatures of the set of operations (aka messages) to which an object can respond.</text:span></text:p>
          </draw:text-box>
        </draw:frame>
        <draw:custom-shape draw:style-name="gr15" draw:text-style-name="P1" xml:id="id3" draw:id="id3" draw:layer="layout" svg:width="2.794cm" svg:height="2.032cm" svg:x="1.762cm" svg:y="1.508cm">
          <text:p text:style-name="P1"><text:span text:style-name="T1">Client /</text:span></text:p>
          <text:p text:style-name="P1"><text:span text:style-name="T1">sender</text:span></text:p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4" draw:id="id4" draw:layer="layout" svg:width="7.366cm" svg:height="2.032cm" svg:x="10.398cm" svg:y="1.508cm">
          <text:p text:style-name="P1"><text:span text:style-name="T1">Server /</text:span></text:p>
          <text:p text:style-name="P1"><text:span text:style-name="T1">receiver</text:span></text:p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4.556cm" svg:y1="2.524cm" svg:x2="10.398cm" svg:y2="2.524cm" draw:start-shape="id3" draw:start-glue-point="1" draw:end-shape="id4" svg:d="M4556 2524h5842" svg:viewBox="0 0 5843 1">
          <text:p text:style-name="P3"><text:span text:style-name="T1">Send (request)</text:span></text:p>
          <text:p text:style-name="P3"><text:span text:style-name="T1">message to</text:span></text:p>
        </draw:connector>
        <draw:custom-shape draw:style-name="gr17" draw:text-style-name="P3" xml:id="id8" draw:id="id8" draw:layer="layout" svg:width="4.064cm" svg:height="2.54cm" svg:x="4.556cm" svg:y="15.527cm">
          <text:p text:style-name="P2"><text:span text:style-name="T1">Base 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4.556cm" svg:y1="16.289cm" svg:x2="8.62cm" svg:y2="16.289cm">
          <text:p/>
        </draw:line>
        <draw:custom-shape draw:style-name="gr18" draw:text-style-name="P3" xml:id="id6" draw:id="id6" draw:layer="layout" svg:width="6.096cm" svg:height="2.54cm" svg:x="11.922cm" svg:y="15.527cm">
          <text:p text:style-name="P2"><text:span text:style-name="T1">base 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11.922cm" svg:y1="16.289cm" svg:x2="18.018cm" svg:y2="16.289cm">
          <text:p/>
        </draw:line>
        <draw:custom-shape draw:style-name="gr17" draw:text-style-name="P3" xml:id="id7" draw:id="id7" draw:layer="layout" svg:width="4.064cm" svg:height="2.54cm" svg:x="4.556cm" svg:y="19.845cm">
          <text:p text:style-name="P2"><text:span text:style-name="T1">derived 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4.556cm" svg:y1="20.607cm" svg:x2="8.62cm" svg:y2="20.607cm">
          <text:p/>
        </draw:line>
        <draw:custom-shape draw:style-name="gr19" draw:text-style-name="P3" xml:id="id5" draw:id="id5" draw:layer="layout" svg:width="6.096cm" svg:height="3.81cm" svg:x="11.922cm" svg:y="19.845cm">
          <text:p text:style-name="P2"><text:span text:style-name="T1">sub 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11.922cm" svg:y1="20.607cm" svg:x2="18.018cm" svg:y2="20.607cm">
          <text:p/>
        </draw:line>
        <draw:frame draw:style-name="gr7" draw:text-style-name="P4" draw:layer="layout" svg:width="4.064cm" svg:height="5.031cm" svg:x="4.556cm" svg:y="20.607cm">
          <draw:text-box>
            <text:p><text:span text:style-name="T1">Inherits implementations of base class and can optionally override overidable methods</text:span></text:p>
            <text:p><text:span text:style-name="T1"/></text:p>
            <text:p><text:span text:style-name="T1">Todo: virtual methdos</text:span></text:p>
          </draw:text-box>
        </draw:frame>
        <draw:frame draw:style-name="gr14" draw:text-style-name="P4" draw:layer="layout" svg:width="6.096cm" svg:height="2.794cm" svg:x="11.922cm" svg:y="20.607cm">
          <draw:text-box>
            <text:p><text:span text:style-name="T1">Has all operation signatures of base type (!!covariance etc??!!) and can add more.</text:span></text:p>
            <text:p><text:span text:style-name="T1"/></text:p>
            <text:p><text:span text:style-name="T1">Todo: Liskov</text:span></text:p>
          </draw:text-box>
        </draw:frame>
        <draw:connector draw:style-name="gr9" draw:text-style-name="P3" draw:layer="layout" svg:x1="14.97cm" svg:y1="19.845cm" svg:x2="14.97cm" svg:y2="18.067cm" draw:start-shape="id5" draw:start-glue-point="0" draw:end-shape="id6" draw:end-glue-point="2" svg:d="M14970 19845v-1778" svg:viewBox="0 0 1 1779">
          <text:p text:style-name="P2"><text:span text:style-name="T1">Todo: accessibility of inheritance</text:span></text:p>
        </draw:connector>
        <draw:connector draw:style-name="gr9" draw:text-style-name="P3" draw:layer="layout" svg:x1="6.588cm" svg:y1="19.845cm" svg:x2="6.588cm" svg:y2="18.067cm" draw:start-shape="id7" draw:end-shape="id8" svg:d="M6588 19845v-1778" svg:viewBox="0 0 1 1779">
          <text:p text:style-name="P3"><text:span text:style-name="T1">class inheritance</text:span></text:p>
        </draw:connector>
        <draw:custom-shape draw:style-name="gr20" draw:text-style-name="P3" draw:layer="layout" svg:width="14.002cm" svg:height="7.366cm" svg:x="6.588cm" svg:y="7.399cm">
          <text:p text:style-name="P2"><text:span text:style-name="T1">‘</text:span><text:span text:style-name="T1">class’ in the sense of C++ / Java / ...</text:span></text:p>
          <draw:enhanced-geometry svg:viewBox="0 0 21600 21600" draw:type="rectangle" draw:enhanced-path="M 0 0 L 21600 0 21600 21600 0 21600 0 0 Z N"/>
        </draw:custom-shape>
        <draw:frame draw:style-name="gr21" draw:text-style-name="P5" draw:layer="layout" svg:width="7.874cm" svg:height="2.387cm" svg:x="6.588cm" svg:y="12.378cm">
          <draw:text-box>
            <text:p text:style-name="P5"><text:span text:style-name="T2">In theory a given interface can be implemented by zero or more classes, and a class can implement zero or more interfaces. In practice a Java / C++ class always implicitly also declares an interface, so it becomes a 1 to 1 relationship. That implicit interface can as always consist, via sub typing, of multiple interfaces.</text:span></text:p>
          </draw:text-box>
        </draw:frame>
        <draw:line draw:style-name="gr5" draw:text-style-name="P2" draw:layer="layout" svg:x1="13.954cm" svg:y1="1.508cm" svg:x2="13.954cm" svg:y2="3.54cm">
          <text:p/>
        </draw:line>
        <draw:frame draw:style-name="gr7" draw:text-style-name="P4" draw:layer="layout" svg:width="4.064cm" svg:height="5.509cm" svg:x="10.398cm" svg:y="1.508cm">
          <draw:text-box>
            <text:p><text:span text:style-name="T1">Interface of receiver obj must support that msg.</text:span></text:p>
            <text:p><text:span text:style-name="T1">Syntax and semantics must match. Syntax is checked by compiler, offending semantics are bugs and …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2T19:09:58.258600389</meta:creation-date>
    <dc:date>2015-02-26T18:36:05.812581307</dc:date>
    <meta:editing-duration>P2DT10H16M45S</meta:editing-duration>
    <meta:editing-cycles>1</meta:editing-cycles>
    <meta:document-statistic meta:object-count="36"/>
    <meta:generator>LibreOffice/4.3.3.2$Linux_X86_64 LibreOffice_project/430m0$Build-2</meta:generator>
  </office:meta>
</office:document-meta>
</file>